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 svg:font-family="Calibr"/>
    <style:font-face style:name="Inter" svg:font-family="Inter, sans-serif"/>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2bae5" officeooo:paragraph-rsid="0002bae5" style:font-style-asian="italic" style:font-style-complex="italic"/>
    </style:style>
    <style:style style:name="P2"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61953" officeooo:paragraph-rsid="00061953" style:font-style-asian="italic" style:font-style-complex="italic"/>
    </style:style>
    <style:style style:name="P3"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61953" officeooo:paragraph-rsid="00079aa4" style:font-style-asian="italic" style:font-style-complex="italic"/>
    </style:style>
    <style:style style:name="P4"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9aa4" officeooo:paragraph-rsid="000a9760" style:font-style-asian="italic" style:font-style-complex="italic"/>
    </style:style>
    <style:style style:name="P5"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f981" officeooo:paragraph-rsid="00061953" style:font-style-asian="italic" style:font-style-complex="italic"/>
    </style:style>
    <style:style style:name="P6"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f981" officeooo:paragraph-rsid="0007f981" style:font-style-asian="italic" style:font-style-complex="italic"/>
    </style:style>
    <style:style style:name="P7"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c9383" officeooo:paragraph-rsid="000c9383" style:font-style-asian="italic" style:font-style-complex="italic"/>
    </style:style>
    <style:style style:name="P8"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9aa4" officeooo:paragraph-rsid="000a9760" style:font-size-asian="12pt" style:font-style-asian="italic" style:font-size-complex="12pt" style:font-style-complex="italic"/>
    </style:style>
    <style:style style:name="P9"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79aa4" officeooo:paragraph-rsid="000dc292" style:font-size-asian="12pt" style:font-style-asian="italic" style:font-size-complex="12pt" style:font-style-complex="italic"/>
    </style:style>
    <style:style style:name="P10"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none" fo:font-weight="normal" officeooo:rsid="0002e2eb" officeooo:paragraph-rsid="0002e2eb" style:font-size-asian="12pt" style:font-style-asian="italic" style:font-size-complex="12pt" style:font-style-complex="italic"/>
    </style:style>
    <style:style style:name="P11"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solid" style:text-underline-width="auto" style:text-underline-color="font-color" fo:font-weight="normal" officeooo:rsid="0002bae5" officeooo:paragraph-rsid="0002bae5" style:font-style-asian="italic" style:font-style-complex="italic"/>
    </style:style>
    <style:style style:name="P12"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solid" style:text-underline-width="auto" style:text-underline-color="font-color" fo:font-weight="normal" officeooo:rsid="00061953" officeooo:paragraph-rsid="00061953" style:font-style-asian="italic" style:font-style-complex="italic"/>
    </style:style>
    <style:style style:name="P13" style:family="paragraph" style:parent-style-name="Standard">
      <style:text-properties style:font-name="Calibri" officeooo:rsid="0002bae5" officeooo:paragraph-rsid="0002bae5"/>
    </style:style>
    <style:style style:name="P14" style:family="paragraph" style:parent-style-name="Standard">
      <style:paragraph-properties fo:text-align="start" style:justify-single-word="false"/>
      <style:text-properties style:font-name="Calibri" style:text-underline-style="none" officeooo:rsid="0002bae5" officeooo:paragraph-rsid="0002bae5"/>
    </style:style>
    <style:style style:name="P15" style:family="paragraph" style:parent-style-name="Standard">
      <style:paragraph-properties fo:text-align="center" style:justify-single-word="false"/>
      <style:text-properties style:font-name="Calibri" style:text-underline-style="none" officeooo:rsid="0002bae5" officeooo:paragraph-rsid="0002bae5"/>
    </style:style>
    <style:style style:name="P16" style:family="paragraph" style:parent-style-name="Standard">
      <style:paragraph-properties fo:text-align="start" style:justify-single-word="false"/>
      <style:text-properties style:font-name="Calibri" style:text-underline-style="solid" style:text-underline-width="auto" style:text-underline-color="font-color" officeooo:rsid="0002bae5" officeooo:paragraph-rsid="0002bae5"/>
    </style:style>
    <style:style style:name="P17" style:family="paragraph" style:parent-style-name="Standard">
      <style:text-properties style:font-name="Calibr" fo:font-style="normal" style:text-underline-style="solid" style:text-underline-width="auto" style:text-underline-color="font-color" officeooo:paragraph-rsid="00079aa4" style:font-style-asian="normal" style:font-style-complex="normal"/>
    </style:style>
    <style:style style:name="P18" style:family="paragraph" style:parent-style-name="Standard">
      <style:paragraph-properties fo:text-align="start" style:justify-single-word="false"/>
      <style:text-properties fo:font-variant="normal" fo:text-transform="none" fo:color="#212121" style:font-name="Calibri" fo:font-size="12pt" fo:letter-spacing="normal" fo:font-style="normal" style:text-underline-style="solid" style:text-underline-width="auto" style:text-underline-color="font-color" fo:font-weight="normal" officeooo:rsid="000c9383" officeooo:paragraph-rsid="000c9383" style:font-style-asian="italic" style:font-style-complex="italic"/>
    </style:style>
    <style:style style:name="T1" style:family="text">
      <style:text-properties officeooo:rsid="0002e2eb"/>
    </style:style>
    <style:style style:name="T2" style:family="text">
      <style:text-properties officeooo:rsid="00079aa4"/>
    </style:style>
    <style:style style:name="T3" style:family="text">
      <style:text-properties officeooo:rsid="000a9760"/>
    </style:style>
    <style:style style:name="T4" style:family="text">
      <style:text-properties fo:color="#000000"/>
    </style:style>
    <style:style style:name="T5" style:family="text">
      <style:text-properties fo:color="#000000" officeooo:rsid="000a9760"/>
    </style:style>
    <style:style style:name="T6" style:family="text">
      <style:text-properties officeooo:rsid="000d6e9a"/>
    </style:style>
    <style:style style:name="T7" style:family="text">
      <style:text-properties officeooo:rsid="000dc2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Kenan Sooklall</text:p>
      <text:p text:style-name="P13">2022-02-14</text:p>
      <text:p text:style-name="P13">IS-698</text:p>
      <text:p text:style-name="P13"/>
      <text:p text:style-name="P15"><text:span text:style-name="T6">Predicting </text:span>type 2 diabet<text:span text:style-name="T6">es</text:span></text:p>
      <text:p text:style-name="P14"/>
      <text:p text:style-name="P16">Introduction</text:p>
      <text:p text:style-name="P1">Type 2 diabetes has reached epidemic proportions worldwide. According to the WHO diabetes has entered the top 10 causes of death, following a significant percentage increase of 70% since 2000. Diabetes is also responsible for the largest rise in male deaths among the top 10, with an 80% increase since 2000. Diabetes is a group of diseases that affect insulin production and use. In type 1 diabetes, the pancreas can’t produce insulin. The cause isn’t known. In type 2 diabetes, the pancreas doesn’t produce enough insulin, or insulin can’t be used effectively. Type 2 diabetes can be caused by a number of factors, including poor diet, lack of exercise, and being overweight.</text:p>
      <text:p text:style-name="P1"/>
      <text:p text:style-name="P11">Re<text:span text:style-name="T1">search</text:span></text:p>
      <text:p text:style-name="P4">The big question here is can diabetes be reliably predicted based on patient data and if positive what can be done. <text:span text:style-name="T1">Due to the high impact of diabetes there has been thousands of hours and billions of dollars put into researching diabetes. To date the cause of diabetes is still mostly unknown however a lot of candidates exists. This paper will focus more on several human factors such as BMI, blood pressure, cholesterol and non human factors such as the gut microbiome. <text:s/></text:span></text:p>
      <text:p text:style-name="P4"/>
      <text:p text:style-name="P9">The <text:span text:style-name="T3">gut microbiome refers to the </text:span>trillions of microbial inhabitants <text:span text:style-name="T3">in the gut. These densely packed cells </text:span>mak<text:span text:style-name="T3">e the gut </text:span>one of the most densely populated environments on the planet. The symbiosis between these organisms and the human host is extremely complex, and we are only beginning to understand the impact of the gut <text:span text:style-name="T3">microbiome</text:span> on human biology. </text:p>
      <text:p text:style-name="P8"/>
      <text:p text:style-name="P8"><text:span text:style-name="T4">This dataset was created by the team of Edoardo Pasolli, Duy Tin Truong, Faizan Malik, Levi Waldron, and Nicola Segata; they published </text:span><text:span text:style-name="T5">a research article in July of 2016 </text:span><text:span text:style-name="T4">and created- Metagenomic prediction Analysis based on Machine Learning.</text:span></text:p>
      <text:p text:style-name="P10"/>
      <text:p text:style-name="P12">Methodology</text:p>
      <text:p text:style-name="P2">This is a classification problem so random forest will be a good starting point to get base line accuracy. From there more complex models like 1-D convolutions will used to beat the base line. With the trained models SHAP <text:span text:style-name="T7">algorithm</text:span> will be used to determine the important features that correlate to type 2 diabetes. This process will be iterative with training and testing. Other models will be considered if the performance is poor and no <text:span text:style-name="T2">improvements</text:span> are found.</text:p>
      <text:p text:style-name="P5"/>
      <text:p text:style-name="P6">The initial approach of training will begin on the human factors as those easier to make recommendations. Once a good model can be established the microbiome data will be used to increase the precision and recall. <text:span text:style-name="T3">Other</text:span> training approach will be to use both datasets into one model.</text:p>
      <text:p text:style-name="P2"/>
      <text:p text:style-name="P17"><text:soft-page-break/>Assumptions</text:p>
      <text:p text:style-name="P3"><text:span text:style-name="T2">This </text:span>research focus on the data available to perform the analysis <text:span text:style-name="T2">and thus </text:span>assumes that the data <text:span text:style-name="T2">is accurate. All conclusions are subject to the constraints of the data accuracy. </text:span></text:p>
      <text:p text:style-name="P3"/>
      <text:p text:style-name="P18">References</text:p>
      <text:p text:style-name="P7">https://www.healthline.com/health/top-10-deadliest-diseases#diabetes</text:p>
      <text:p text:style-name="P7"><text:a xlink:type="simple" xlink:href="https://www.who.int/news-room/fact-sheets/detail/the-top-10-causes-of-death" text:style-name="Internet_20_link" text:visited-style-name="Visited_20_Internet_20_Link">https://www.who.int/news-room/fact-sheets/detail/the-top-10-causes-of-death</text:a></text:p>
      <text:p text:style-name="P7">https://www.kaggle.com/antaresnyc/human-metagenomics?select=marker_presence.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 svg:font-family="Calibr"/>
    <style:font-face style:name="Inter" svg:font-family="Inter, sans-serif"/>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4T20:24:55.028935807</meta:creation-date>
    <dc:date>2022-02-21T16:52:11.756755186</dc:date>
    <meta:editing-duration>P1DT21H49M15S</meta:editing-duration>
    <meta:editing-cycles>10</meta:editing-cycles>
    <meta:generator>LibreOffice/6.0.7.3$Linux_X86_64 LibreOffice_project/00m0$Build-3</meta:generator>
    <meta:print-date>2022-02-19T18:00:44.422513145</meta:print-date>
    <meta:document-statistic meta:table-count="0" meta:image-count="0" meta:object-count="0" meta:page-count="2" meta:paragraph-count="19" meta:word-count="462" meta:character-count="2998" meta:non-whitespace-character-count="2551"/>
  </office:meta>
</office:document-meta>
</file>